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PanelLoggerTreeModel.loggerNameAdded( final String logg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PanelTreeNode.insert( MutableTreeNode newChild , int child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PanelTreeNode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TreeNode.LogPanelTreeNode( String 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LoggerTreeMode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LoggerTreeModel.addLoggerNameInDispatchThread( final String logger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LogPanelLoggerTreeModel.lookupLogger( String new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PanelLoggerTreeModel.LogPanelLoggerTre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TreeNode.equals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PanelLoggerTreeModel.tokenize( String logg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